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6.9mm" svg:height="180.09mm" svg:x="264.88mm" svg:y="14.61mm">
            <draw:object draw:notify-on-update-of-ranges="Sheet1.B7:Sheet1.C7 Sheet1.D7:Sheet1.I7 Sheet1.C18:Sheet1.C18 Sheet1.D18:Sheet1.I18 Sheet1.C34:Sheet1.C34 Sheet1.D34:Sheet1.H34 Sheet1.C33:Sheet1.C33 Sheet1.D33:Sheet1.H33 Sheet1.C26:Sheet1.C26 Sheet1.D26:Sheet1.I26 Sheet1.C27:Sheet1.C27 Sheet1.D27:Sheet1.I27 Sheet1.C19:Sheet1.C19 Sheet1.D19:Sheet1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ock_Dim_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21.643394" calcext:value-type="float">
            <text:p>121.643394</text:p>
          </table:table-cell>
          <table:table-cell office:value-type="float" office:value="33.602879" calcext:value-type="float">
            <text:p>33.602879</text:p>
          </table:table-cell>
          <table:table-cell office:value-type="float" office:value="11.92096" calcext:value-type="float">
            <text:p>11.92096</text:p>
          </table:table-cell>
          <table:table-cell office:value-type="float" office:value="10.495712" calcext:value-type="float">
            <text:p>10.495712</text:p>
          </table:table-cell>
          <table:table-cell office:value-type="float" office:value="11.764288" calcext:value-type="float">
            <text:p>11.764288</text:p>
          </table:table-cell>
          <table:table-cell office:value-type="float" office:value="11.578912" calcext:value-type="float">
            <text:p>11.578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dwidth</text:p>
          </table:table-cell>
          <table:table-cell office:value-type="float" office:value="4.413482" calcext:value-type="float">
            <text:p>4.413482</text:p>
          </table:table-cell>
          <table:table-cell office:value-type="float" office:value="15.976932" calcext:value-type="float">
            <text:p>15.976932</text:p>
          </table:table-cell>
          <table:table-cell office:value-type="float" office:value="45.035876" calcext:value-type="float">
            <text:p>45.035876</text:p>
          </table:table-cell>
          <table:table-cell office:value-type="float" office:value="51.151452" calcext:value-type="float">
            <text:p>51.151452</text:p>
          </table:table-cell>
          <table:table-cell office:value-type="float" office:value="45.635648" calcext:value-type="float">
            <text:p>45.635648</text:p>
          </table:table-cell>
          <table:table-cell office:value-type="float" office:value="46.366268" calcext:value-type="float">
            <text:p>46.366268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ock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N_Time</text:p>
          </table:table-cell>
          <table:table-cell office:value-type="float" office:value="143.449722" calcext:value-type="float">
            <text:p>143.449722</text:p>
          </table:table-cell>
          <table:table-cell office:value-type="float" office:value="37.468224" calcext:value-type="float">
            <text:p>37.468224</text:p>
          </table:table-cell>
          <table:table-cell office:value-type="float" office:value="12.75488" calcext:value-type="float">
            <text:p>12.75488</text:p>
          </table:table-cell>
          <table:table-cell office:value-type="float" office:value="9.550752" calcext:value-type="float">
            <text:p>9.550752</text:p>
          </table:table-cell>
          <table:table-cell office:value-type="float" office:value="5.706368" calcext:value-type="float">
            <text:p>5.706368</text:p>
          </table:table-cell>
          <table:table-cell office:value-type="float" office:value="4.28848" calcext:value-type="float">
            <text:p>4.28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_N_Bandwidth</text:p>
          </table:table-cell>
          <table:table-cell office:value-type="float" office:value="3.742572" calcext:value-type="float">
            <text:p>3.742572</text:p>
          </table:table-cell>
          <table:table-cell office:value-type="float" office:value="14.328699" calcext:value-type="float">
            <text:p>14.328699</text:p>
          </table:table-cell>
          <table:table-cell office:value-type="float" office:value="42.091412" calcext:value-type="float">
            <text:p>42.091412</text:p>
          </table:table-cell>
          <table:table-cell office:value-type="float" office:value="56.212424" calcext:value-type="float">
            <text:p>56.212424</text:p>
          </table:table-cell>
          <table:table-cell office:value-type="float" office:value="94.082768" calcext:value-type="float">
            <text:p>94.082768</text:p>
          </table:table-cell>
          <table:table-cell office:value-type="float" office:value="125.189096" calcext:value-type="float">
            <text:p>125.189096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ock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_N_Time</text:p>
          </table:table-cell>
          <table:table-cell office:value-type="float" office:value="4.449888" calcext:value-type="float">
            <text:p>4.449888</text:p>
          </table:table-cell>
          <table:table-cell office:value-type="float" office:value="4.445312" calcext:value-type="float">
            <text:p>4.445312</text:p>
          </table:table-cell>
          <table:table-cell office:value-type="float" office:value="4.362112" calcext:value-type="float">
            <text:p>4.362112</text:p>
          </table:table-cell>
          <table:table-cell office:value-type="float" office:value="4.318368" calcext:value-type="float">
            <text:p>4.318368</text:p>
          </table:table-cell>
          <table:table-cell office:value-type="float" office:value="4.43408" calcext:value-type="float">
            <text:p>4.43408</text:p>
          </table:table-cell>
          <table:table-cell office:value-type="float" office:value="4.28848" calcext:value-type="float">
            <text:p>4.28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_N_Bandwidth</text:p>
          </table:table-cell>
          <table:table-cell office:value-type="float" office:value="120.648176" calcext:value-type="float">
            <text:p>120.648176</text:p>
          </table:table-cell>
          <table:table-cell office:value-type="float" office:value="120.772376" calcext:value-type="float">
            <text:p>120.772376</text:p>
          </table:table-cell>
          <table:table-cell office:value-type="float" office:value="123.075912" calcext:value-type="float">
            <text:p>123.075912</text:p>
          </table:table-cell>
          <table:table-cell office:value-type="float" office:value="124.32264" calcext:value-type="float">
            <text:p>124.32264</text:p>
          </table:table-cell>
          <table:table-cell office:value-type="float" office:value="121.078304" calcext:value-type="float">
            <text:p>121.078304</text:p>
          </table:table-cell>
          <table:table-cell office:value-type="float" office:value="125.189096" calcext:value-type="float">
            <text:p>125.189096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ock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_N_Time</text:p>
          </table:table-cell>
          <table:table-cell office:value-type="float" office:value="4.060192" calcext:value-type="float">
            <text:p>4.060192</text:p>
          </table:table-cell>
          <table:table-cell office:value-type="float" office:value="4.171136" calcext:value-type="float">
            <text:p>4.171136</text:p>
          </table:table-cell>
          <table:table-cell office:value-type="float" office:value="4.301504" calcext:value-type="float">
            <text:p>4.301504</text:p>
          </table:table-cell>
          <table:table-cell office:value-type="float" office:value="4.247456" calcext:value-type="float">
            <text:p>4.247456</text:p>
          </table:table-cell>
          <table:table-cell office:value-type="float" office:value="4.135424" calcext:value-type="float">
            <text:p>4.1354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_N_Bandwidth</text:p>
          </table:table-cell>
          <table:table-cell office:value-type="float" office:value="132.22796" calcext:value-type="float">
            <text:p>132.22796</text:p>
          </table:table-cell>
          <table:table-cell office:value-type="float" office:value="128.71096" calcext:value-type="float">
            <text:p>128.71096</text:p>
          </table:table-cell>
          <table:table-cell office:value-type="float" office:value="124.81004" calcext:value-type="float">
            <text:p>124.81004</text:p>
          </table:table-cell>
          <table:table-cell office:value-type="float" office:value="126.398224" calcext:value-type="float">
            <text:p>126.398224</text:p>
          </table:table-cell>
          <table:table-cell office:value-type="float" office:value="129.822456" calcext:value-type="float">
            <text:p>129.8224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8:48:37.591233649</meta:creation-date>
    <dc:date>2019-07-19T09:23:32.733845958</dc:date>
    <meta:editing-duration>PT4M4S</meta:editing-duration>
    <meta:editing-cycles>1</meta:editing-cycles>
    <meta:document-statistic meta:table-count="1" meta:cell-count="81" meta:object-count="1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691cm" svg:height="18.01cm" xlink:href=".." xlink:type="simple" chart:class="chart:scatter" chart:row-mapping="0 3 2 4 5 1" chart:style-name="ch1">
        <chart:title svg:x="15.325cm" svg:y="0.496cm" chart:style-name="ch2">
          <text:p>Fast</text:p>
        </chart:title>
        <chart:subtitle svg:x="13.79cm" svg:y="1.635cm" chart:style-name="ch3">
          <text:p>Different Block Shapes</text:p>
        </chart:subtitle>
        <chart:legend chart:legend-position="end" svg:x="27.781cm" svg:y="7.461cm" style:legend-expansion="high" chart:style-name="ch4"/>
        <chart:plot-area chart:style-name="ch5" table:cell-range-address="Sheet1.B7:Sheet1.I7 Sheet1.C18:Sheet1.I19 Sheet1.C33:Sheet1.H34 Sheet1.C26:Sheet1.I27" chart:data-source-has-labels="both" svg:x="1.644cm" svg:y="2.678cm" svg:width="25.504cm" svg:height="13.991cm">
          <chartooo:coordinate-region svg:x="2.265cm" svg:y="2.877cm" svg:width="23.889cm" svg:height="13.145cm"/>
          <chart:axis chart:dimension="x" chart:name="primary-x" chart:style-name="ch6" chartooo:axis-type="auto">
            <chart:title svg:x="13.36cm" svg:y="17.029cm" chart:style-name="ch7">
              <text:p>Block_Dim_X</text:p>
            </chart:title>
            <chart:categories table:cell-range-address="Sheet1.D7:Sheet1.I7"/>
            <chart:grid chart:style-name="ch8" chart:class="major"/>
          </chart:axis>
          <chart:axis chart:dimension="y" chart:name="primary-y" chart:style-name="ch6">
            <chart:title svg:x="0.451cm" svg:y="11.781cm" chart:style-name="ch9">
              <text:p>Time(ms) / Bandwidth (GB/s)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Sheet1.D18:Sheet1.I18" chart:label-cell-address="Sheet1.C18:Sheet1.C18" chart:class="chart:scatter">
            <chart:domain table:cell-range-address="Sheet1.D7:Sheet1.I7"/>
            <chart:data-point chart:repeated="6"/>
          </chart:series>
          <chart:series chart:attached-axis="primary-y" chart:style-name="ch12" chart:values-cell-range-address="Sheet1.D34:Sheet1.H34" chart:label-cell-address="Sheet1.C34:Sheet1.C34" chart:class="chart:scatter">
            <chart:data-point chart:repeated="5"/>
          </chart:series>
          <chart:series chart:attached-axis="primary-y" chart:style-name="ch13" chart:values-cell-range-address="Sheet1.D33:Sheet1.H33" chart:label-cell-address="Sheet1.C33:Sheet1.C33" chart:class="chart:scatter">
            <chart:data-point chart:repeated="5"/>
          </chart:series>
          <chart:series chart:attached-axis="primary-y" chart:style-name="ch14" chart:values-cell-range-address="Sheet1.D26:Sheet1.I26" chart:label-cell-address="Sheet1.C26:Sheet1.C26" chart:class="chart:scatter">
            <chart:data-point chart:repeated="6"/>
          </chart:series>
          <chart:series chart:attached-axis="primary-y" chart:style-name="ch15" chart:values-cell-range-address="Sheet1.D27:Sheet1.I27" chart:label-cell-address="Sheet1.C27:Sheet1.C27" chart:class="chart:scatter">
            <chart:data-point chart:repeated="6"/>
          </chart:series>
          <chart:series chart:attached-axis="primary-y" chart:style-name="ch16" chart:values-cell-range-address="Sheet1.D19:Sheet1.I19" chart:label-cell-address="Sheet1.C19:Sheet1.C19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D7:Sheet1.I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N_N_Time</text:p>
                <draw:g>
                  <svg:desc>Sheet1.C18:Sheet1.C18</svg:desc>
                </draw:g>
              </table:table-cell>
              <table:table-cell office:value-type="float" office:value="143.449722">
                <text:p>143.449722</text:p>
                <draw:g>
                  <svg:desc>Sheet1.D18:Sheet1.I18</svg:desc>
                </draw:g>
              </table:table-cell>
              <table:table-cell office:value-type="float" office:value="37.468224">
                <text:p>37.468224</text:p>
              </table:table-cell>
              <table:table-cell office:value-type="float" office:value="12.75488">
                <text:p>12.75488</text:p>
              </table:table-cell>
              <table:table-cell office:value-type="float" office:value="9.550752">
                <text:p>9.550752</text:p>
              </table:table-cell>
              <table:table-cell office:value-type="float" office:value="5.706368">
                <text:p>5.706368</text:p>
              </table:table-cell>
              <table:table-cell office:value-type="float" office:value="4.28848">
                <text:p>4.28848</text:p>
              </table:table-cell>
            </table:table-row>
            <table:table-row>
              <table:table-cell office:value-type="string">
                <text:p>64_N_Bandwidth</text:p>
                <draw:g>
                  <svg:desc>Sheet1.C34:Sheet1.C34</svg:desc>
                </draw:g>
              </table:table-cell>
              <table:table-cell office:value-type="float" office:value="132.22796">
                <text:p>132.22796</text:p>
                <draw:g>
                  <svg:desc>Sheet1.D34:Sheet1.H34</svg:desc>
                </draw:g>
              </table:table-cell>
              <table:table-cell office:value-type="float" office:value="128.71096">
                <text:p>128.71096</text:p>
              </table:table-cell>
              <table:table-cell office:value-type="float" office:value="124.81004">
                <text:p>124.81004</text:p>
              </table:table-cell>
              <table:table-cell office:value-type="float" office:value="126.398224">
                <text:p>126.398224</text:p>
              </table:table-cell>
              <table:table-cell office:value-type="float" office:value="129.822456">
                <text:p>129.822456</text:p>
              </table:table-cell>
            </table:table-row>
            <table:table-row>
              <table:table-cell office:value-type="string">
                <text:p>64_N_Time</text:p>
                <draw:g>
                  <svg:desc>Sheet1.C33:Sheet1.C33</svg:desc>
                </draw:g>
              </table:table-cell>
              <table:table-cell office:value-type="float" office:value="4.060192">
                <text:p>4.060192</text:p>
                <draw:g>
                  <svg:desc>Sheet1.D33:Sheet1.H33</svg:desc>
                </draw:g>
              </table:table-cell>
              <table:table-cell office:value-type="float" office:value="4.171136">
                <text:p>4.171136</text:p>
              </table:table-cell>
              <table:table-cell office:value-type="float" office:value="4.301504">
                <text:p>4.301504</text:p>
              </table:table-cell>
              <table:table-cell office:value-type="float" office:value="4.247456">
                <text:p>4.247456</text:p>
              </table:table-cell>
              <table:table-cell office:value-type="float" office:value="4.135424">
                <text:p>4.135424</text:p>
              </table:table-cell>
            </table:table-row>
            <table:table-row>
              <table:table-cell office:value-type="string">
                <text:p>32_N_Time</text:p>
                <draw:g>
                  <svg:desc>Sheet1.C26:Sheet1.C26</svg:desc>
                </draw:g>
              </table:table-cell>
              <table:table-cell office:value-type="float" office:value="4.449888">
                <text:p>4.449888</text:p>
                <draw:g>
                  <svg:desc>Sheet1.D26:Sheet1.I26</svg:desc>
                </draw:g>
              </table:table-cell>
              <table:table-cell office:value-type="float" office:value="4.445312">
                <text:p>4.445312</text:p>
              </table:table-cell>
              <table:table-cell office:value-type="float" office:value="4.362112">
                <text:p>4.362112</text:p>
              </table:table-cell>
              <table:table-cell office:value-type="float" office:value="4.318368">
                <text:p>4.318368</text:p>
              </table:table-cell>
              <table:table-cell office:value-type="float" office:value="4.43408">
                <text:p>4.43408</text:p>
              </table:table-cell>
              <table:table-cell office:value-type="float" office:value="4.28848">
                <text:p>4.28848</text:p>
              </table:table-cell>
            </table:table-row>
            <table:table-row>
              <table:table-cell office:value-type="string">
                <text:p>32_N_Bandwidth</text:p>
                <draw:g>
                  <svg:desc>Sheet1.C27:Sheet1.C27</svg:desc>
                </draw:g>
              </table:table-cell>
              <table:table-cell office:value-type="float" office:value="120.648176">
                <text:p>120.648176</text:p>
                <draw:g>
                  <svg:desc>Sheet1.D27:Sheet1.I27</svg:desc>
                </draw:g>
              </table:table-cell>
              <table:table-cell office:value-type="float" office:value="120.772376">
                <text:p>120.772376</text:p>
              </table:table-cell>
              <table:table-cell office:value-type="float" office:value="123.075912">
                <text:p>123.075912</text:p>
              </table:table-cell>
              <table:table-cell office:value-type="float" office:value="124.32264">
                <text:p>124.32264</text:p>
              </table:table-cell>
              <table:table-cell office:value-type="float" office:value="121.078304">
                <text:p>121.078304</text:p>
              </table:table-cell>
              <table:table-cell office:value-type="float" office:value="125.189096">
                <text:p>125.189096</text:p>
              </table:table-cell>
            </table:table-row>
            <table:table-row>
              <table:table-cell office:value-type="string">
                <text:p>N_N_Bandwidth</text:p>
                <draw:g>
                  <svg:desc>Sheet1.C19:Sheet1.C19</svg:desc>
                </draw:g>
              </table:table-cell>
              <table:table-cell office:value-type="float" office:value="3.742572">
                <text:p>3.742572</text:p>
                <draw:g>
                  <svg:desc>Sheet1.D19:Sheet1.I19</svg:desc>
                </draw:g>
              </table:table-cell>
              <table:table-cell office:value-type="float" office:value="14.328699">
                <text:p>14.328699</text:p>
              </table:table-cell>
              <table:table-cell office:value-type="float" office:value="42.091412">
                <text:p>42.091412</text:p>
              </table:table-cell>
              <table:table-cell office:value-type="float" office:value="56.212424">
                <text:p>56.212424</text:p>
              </table:table-cell>
              <table:table-cell office:value-type="float" office:value="94.082768">
                <text:p>94.082768</text:p>
              </table:table-cell>
              <table:table-cell office:value-type="float" office:value="125.189096">
                <text:p>125.189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